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p" style:master-page-name="Standard"/>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document is to demonstrate faults with nested lists</text:p>
      <text:p text:style-name="p">List paragraphs</text:p>
      <text:list text:style-name="li1n">
        <text:list-item>
          <text:p text:style-name="li1n">item 1</text:p>
        </text:list-item>
        <text:list-item>
          <text:p text:style-name="li1n">item 2</text:p>
        </text:list-item>
      </text:list>
      <text:p text:style-name="li2p">li2p There shouldn't be a bullet on this</text:p>
      <text:list text:style-name="li1n" text:continue-numbering="true">
        <text:list-item>
          <text:p text:style-name="li1n">item 3</text:p>
        </text:list-item>
      </text:list>
      <text:p text:style-name="p"/>
      <text:list text:style-name="li1n">
        <text:list-item text:start-value="1">
          <text:p text:style-name="li1n">item 1</text:p>
        </text:list-item>
        <text:list-item>
          <text:p text:style-name="li1n">item 2</text:p>
        </text:list-item>
      </text:list>
      <text:list text:style-name="li2b">
        <text:list-item>
          <text:p text:style-name="li2b">li2n</text:p>
        </text:list-item>
      </text:list>
      <text:p text:style-name="li2p">li2p There shouldn't be a bullet on this</text:p>
      <text:list text:style-name="li1n" text:continue-numbering="true">
        <text:list-item>
          <text:p text:style-name="li1n">item 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Nested Lists</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Nested Lists</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dc:title>Nested Lists</dc:title>
    <meta:initial-creator>Daniel de Byl</meta:initial-creator>
    <meta:creation-date>2007-02-05T13:22:46</meta:creation-date>
    <dc:creator>Daniel de Byl</dc:creator>
    <dc:date>2007-05-31T09:27:43</dc:date>
    <dc:language>en-US</dc:language>
    <meta:editing-cycles>5</meta:editing-cycles>
    <meta:editing-duration>PT5M36S</meta:editing-duration>
    <meta:template xlink:type="simple" xlink:actuate="onRequest" xlink:role="template" xlink:href="../../../templates/ice-template.ott" xlink:title="ice-template" meta:date="2007-05-18T15:25:17"/>
    <meta:user-defined meta:name="Info 1"/>
    <meta:user-defined meta:name="Info 2"/>
    <meta:user-defined meta:name="Info 3"/>
    <meta:user-defined meta:name="Info 4"/>
    <meta:document-statistic meta:table-count="48" meta:image-count="0" meta:object-count="0" meta:page-count="1" meta:paragraph-count="63" meta:word-count="40" meta:character-count="32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